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fo:letter-spacing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Arrowheads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marker-start="Arrowheads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_20__28_var_29_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Fine_20_Dashed_20__28_var_29_" draw:marker-start=""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Fine_20_Dashed_20__28_var_29_" svg:stroke-color="#000000" draw:marker-start="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draw:stroke-dash="Fine_20_Dashed_20__28_var_29_" draw:marker-start=""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draw:stroke-dash="Fine_20_Dashed_20__28_var_29_" draw:marker-start="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Fine_20_Dashed_20__28_var_29_" draw:marker-start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draw:stroke-dash="Fine_20_Dashed_20__28_var_29_" draw:marker-start="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draw:stroke-dash="Fine_20_Dashed" draw:fill="none"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draw:stroke-dash="Fine_20_Dashed" svg:stroke-color="#000000" draw:fill="none" draw:fill-color="#ffffff" fo:min-height="1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draw:stroke-dash="Fine_20_Dashed" svg:stroke-color="#000000" draw:fill="none" draw:fill-color="#ffffff" fo:min-height="1.06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22" draw:style-name="gr7" draw:text-style-name="P2" svg:x1="3.5193in" svg:y1="8.8909in" svg:x2="3.5091in" svg:y2="8.4846in"><text:p/></draw:line><draw:line text:anchor-type="paragraph" draw:z-index="20" draw:style-name="gr7" draw:text-style-name="P2" svg:x1="3.4882in" svg:y1="7.8181in" svg:x2="3.4882in" svg:y2="7.1516in"><text:p/></draw:line><draw:line text:anchor-type="paragraph" draw:z-index="19" draw:style-name="gr7" draw:text-style-name="P2" svg:x1="3.4465in" svg:y1="6.5055in" svg:x2="3.4362in" svg:y2="5.589in"><text:p/></draw:line><draw:line text:anchor-type="paragraph" draw:z-index="18" draw:style-name="gr7" draw:text-style-name="P2" svg:x1="3.4882in" svg:y1="4.8496in" svg:x2="3.4882in" svg:y2="4.2244in"><text:p/></draw:line><draw:line text:anchor-type="paragraph" draw:z-index="17" draw:style-name="gr7" draw:text-style-name="P2" svg:x1="3.4047in" svg:y1="1.8492in" svg:x2="3.4047in" svg:y2="0.8075in"><text:p/></draw:line><draw:line text:anchor-type="paragraph" draw:z-index="16" draw:style-name="gr7" draw:text-style-name="P2" svg:x1="3.4362in" svg:y1="3.6933in" svg:x2="3.4362in" svg:y2="2.6516in"><text:p/></draw:line><draw:custom-shape text:anchor-type="paragraph" draw:z-index="9" draw:style-name="gr1" draw:text-style-name="P2" svg:width="0.9378in" svg:height="0.4795in" svg:x="2.9362in" svg:y="0.3283in"><text:p text:style-name="P2"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0" draw:style-name="gr6" svg:width="4.4276in" svg:height="0.8024in" svg:x="1.2902in" svg:y="1.8492in"><text:p>ACE SPORTS BILL GENERATING PROGRAM <text:span text:style-name="T1">↵</text:span></text:p><text:p text:style-name="P2"><text:span text:style-name="T1">↵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1" draw:style-name="gr3" svg:width="2.6776in" svg:height="0.4898in" svg:x="2.1654in" svg:y="3.672in"><text:p text:style-name="P2">Total price of purchases?_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2" draw:style-name="gr3" svg:width="1.063in" svg:height="0.7398in" svg:x="2.9362in" svg:y="4.8492in"><text:p text:style-name="P2">PUR</text:p><text:p text:style-name="P2"><text:span text:style-name="T1">↵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3" draw:style-name="gr3" draw:text-style-name="P2" svg:width="2.9169in" svg:height="0.5941in" svg:x="2.0091in" svg:y="6.5575in"><text:p text:style-name="P2">Is the customer a student (Y/N)?_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4" draw:style-name="gr3" draw:text-style-name="P2" svg:width="1.0106in" svg:height="0.7398in" svg:x="2.9571in" svg:y="7.7453in"><text:p text:style-name="P2">STU <text:span text:style-name="T1">↵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text:anchor-type="paragraph" draw:z-index="15" draw:style-name="gr7" draw:text-style-name="P2" svg:x1="3.4362in" svg:y1="3.6933in" svg:x2="3.4362in" svg:y2="2.6516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1" draw:style-name="gr3" svg:width="0.4067in" svg:height="0.5213in" svg:x="3.3319in" svg:y="0.0744in"><text:p text:style-name="P2">1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<text:p text:style-name="Standard"/>
      <text:p text:style-name="Standard"/>
      <text:p text:style-name="Standard"><text:soft-page-break/></text:p>
      <text:p text:style-name="Standard"><draw:custom-shape text:anchor-type="paragraph" draw:z-index="46" draw:style-name="gr1" svg:width="0.313in" svg:height="0.4378in" svg:x="5.1547in" svg:y="8.4189in"><text:p text:style-name="P2">2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line text:anchor-type="paragraph" draw:z-index="45" draw:style-name="gr7" draw:text-style-name="P2" svg:x1="5.1445in" svg:y1="8.5957in" svg:x2="4.6028in" svg:y2="8.5992in"><text:p/></draw:line><draw:line text:anchor-type="paragraph" draw:z-index="44" draw:style-name="gr7" draw:text-style-name="P2" svg:x1="3.4126in" svg:y1="8.3929in" svg:x2="3.4126in" svg:y2="7.8563in"><text:p/></draw:line><draw:line text:anchor-type="paragraph" draw:z-index="43" draw:style-name="gr7" draw:text-style-name="P2" svg:x1="3.2693in" svg:y1="7.6795in" svg:x2="1.6in" svg:y2="6.8252in"><text:p/></draw:line><draw:line text:anchor-type="paragraph" draw:z-index="42" draw:style-name="gr7" draw:text-style-name="P2" svg:x1="3.5717in" svg:y1="7.648in" svg:x2="5.6524in" svg:y2="6.2in"><text:p/></draw:line><draw:custom-shape text:anchor-type="paragraph" draw:z-index="41" draw:style-name="gr12" svg:width="0.3024in" svg:height="0.2921in" svg:x="3.2693in" svg:y="7.5646in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40" draw:style-name="gr7" draw:text-style-name="P2" svg:x1="1.6965in" svg:y1="4.5748in" svg:x2="3.0402in" svg:y2="4.5646in"><text:p/></draw:line><draw:line text:anchor-type="paragraph" draw:z-index="39" draw:style-name="gr7" draw:text-style-name="P2" svg:x1="1.6031in" svg:y1="6.2693in" svg:x2="1.5898in" svg:y2="4.6583in"><text:p/></draw:line><draw:custom-shape text:anchor-type="paragraph" draw:z-index="38" draw:style-name="gr12" svg:width="0.198in" svg:height="0.2087in" svg:x="1.4984in" svg:y="4.45in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37" draw:style-name="gr2" draw:text-style-name="P2" svg:x1="3.711in" svg:y1="4.5646in" svg:x2="3.0402in" svg:y2="4.5646in"><text:p/></draw:line><draw:frame text:anchor-type="paragraph" draw:z-index="36" draw:style-name="gr11" svg:width="0.2921in" svg:height="0.2815in" svg:x="3.711in" svg:y="4.2835in"><draw:text-box><text:p>F</text:p></draw:text-box></draw:frame><draw:frame text:anchor-type="paragraph" draw:z-index="35" draw:style-name="gr10" svg:width="0.2921in" svg:height="0.2469in" svg:x="5.4937in" svg:y="4.3874in"><draw:text-box><text:p>T</text:p></draw:text-box></draw:frame><draw:line text:anchor-type="paragraph" draw:z-index="34" draw:style-name="gr7" draw:text-style-name="P2" svg:x1="6.0665in" svg:y1="5.3685in" svg:x2="6.0665in" svg:y2="4.8319in"><text:p/></draw:line><draw:custom-shape text:anchor-type="paragraph" draw:z-index="33" draw:style-name="gr1" draw:text-style-name="P2" svg:width="2.2087in" svg:height="0.8441in" svg:x="4.561in" svg:y="5.3563in"><text:p text:style-name="P2">PUR * SALERATE = SALEDIS</text:p><text:p text:style-name="P2">PUR – SALEDIS = NET</text:p><text:p text:style-name="P2">NET * STURATE = STUDIS</text:p><text:p text:style-name="P2">NET – STUDIS = NET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1" draw:style-name="gr7" draw:text-style-name="P2" svg:x1="1.5819in" svg:y1="4.45in" svg:x2="1.7382in" svg:y2="1.672in"><text:p/></draw:line><draw:custom-shape text:anchor-type="paragraph" draw:z-index="30" draw:style-name="gr9" draw:text-style-name="P2" svg:width="2.3543in" svg:height="0.5559in" svg:x="0.4256in" svg:y="6.2693in"><text:p text:style-name="P2">PUR * SALERATE = SALEDIS</text:p><text:p text:style-name="P2">PUR - SALEDIS = NET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29" draw:style-name="gr8" draw:text-style-name="P2" svg:x1="6.0665in" svg:y1="4.8319in" svg:x2="6.0768in" svg:y2="5.3319in"><text:p/></draw:line><draw:line text:anchor-type="paragraph" draw:z-index="28" draw:style-name="gr8" draw:text-style-name="P2" svg:x1="5.4937in" svg:y1="4.561in" svg:x2="6.0665in" svg:y2="4.8319in"><text:p/></draw:line><draw:line text:anchor-type="paragraph" draw:z-index="27" draw:style-name="gr7" draw:text-style-name="P2" svg:x1="4.602in" svg:y1="4.2272in" svg:x2="4.602in" svg:y2="3.5791in"><text:p/></draw:line><draw:custom-shape text:anchor-type="paragraph" draw:z-index="26" draw:style-name="gr3" svg:width="1.7831in" svg:height="0.6831in" svg:x="3.711in" svg:y="4.2272in"><text:p>CASH = “Y” or “y”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25" draw:style-name="gr7" draw:text-style-name="P2" svg:x1="4.5819in" svg:y1="2.0472in" svg:x2="4.5819in" svg:y2="1.8543in"><text:p/></draw:line><draw:line text:anchor-type="paragraph" draw:z-index="24" draw:style-name="gr7" draw:text-style-name="P2" svg:x1="4.5791in" svg:y1="3.115in" svg:x2="4.5791in" svg:y2="2.5783in"><text:p/></draw:line><draw:custom-shape text:anchor-type="paragraph" draw:z-index="23" draw:style-name="gr3" svg:width="0.9488in" svg:height="0.5213in" svg:x="4.1161in" svg:y="3.0583in"><text:p text:style-name="P2">CASH <text:span text:style-name="T1">↵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0" draw:style-name="gr1" draw:text-style-name="P2" svg:width="0.365in" svg:height="0.4067in" svg:x="3.0091in" svg:y="0.2035in"><text:p text:style-name="P2">1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line text:anchor-type="paragraph" draw:z-index="1" draw:style-name="gr2" draw:text-style-name="P2" svg:x1="3.1756in" svg:y1="0.6098in" svg:x2="3.1756in" svg:y2="1.2244in"><text:p/></draw:line><draw:custom-shape text:anchor-type="paragraph" draw:z-index="2" draw:style-name="gr3" svg:width="1.7189in" svg:height="0.865in" svg:x="2.311in" svg:y="0.9429in"><text:p>STU = “Y” or “y”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3" draw:style-name="gr2" draw:text-style-name="P2" svg:x1="4.0299in" svg:y1="1.3909in" svg:x2="4.5819in" svg:y2="1.6307in"><text:p/></draw:line><draw:frame text:anchor-type="paragraph" draw:z-index="4" draw:style-name="gr4" draw:text-style-name="P2" svg:width="0.3335in" svg:height="0.2087in" svg:x="4.3736in" svg:y="1.2972in"><draw:text-box><text:p text:style-name="P2">T</text:p></draw:text-box></draw:frame><draw:frame text:anchor-type="paragraph" draw:z-index="5" draw:style-name="gr5" svg:width="0.2398in" svg:height="0.2504in" svg:x="1.7693in" svg:y="1.1516in"><draw:text-box><text:p>F</text:p></draw:text-box></draw:frame><draw:line text:anchor-type="paragraph" draw:z-index="6" draw:style-name="gr2" draw:text-style-name="P2" svg:x1="2.311in" svg:y1="1.3598in" svg:x2="1.7382in" svg:y2="1.6724in"><text:p/></draw:line><draw:line text:anchor-type="paragraph" draw:z-index="8" draw:style-name="gr2" draw:text-style-name="P2" svg:x1="4.5819in" svg:y1="1.6307in" svg:x2="4.5819in" svg:y2="2.047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1" svg:width="2.1114in" svg:height="0.5315in" svg:x="3.6547in" svg:y="0.1307in"><text:p>Is this a cash sale (Y/N)?_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84" draw:style-name="gr21" draw:text-style-name="P2" svg:width="0.365in" svg:height="1.2606in" svg:x="1.0161in" svg:y="0.0772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Standard"><draw:frame text:anchor-type="paragraph" draw:z-index="85" draw:style-name="gr22" draw:text-style-name="P2" svg:width="1.1776in" svg:height="1.0835in" svg:x="0.1307in" svg:y="0.0102in"><draw:text-box><text:p text:style-name="P2">NET should be displayed showing two decimal places.</text:p></draw:text-box></draw:frame></text:p>
      <text:p text:style-name="Standard"/>
      <text:p text:style-name="Standard"><draw:line text:anchor-type="paragraph" draw:z-index="83" draw:style-name="gr20" draw:text-style-name="P2" svg:x1="1.8909in" svg:y1="0.7106in" svg:x2="1.3807in" svg:y2="0.0854in"><text:p/></draw:line></text:p>
      <text:p text:style-name="Standard"/>
      <text:p text:style-name="Standard"/>
      <text:p text:style-name="Standard"><draw:custom-shape text:anchor-type="paragraph" draw:z-index="32" draw:style-name="gr1" svg:width="3.7295in" svg:height="0.6669in" svg:x="0.9154in" svg:y="0.1354in"><text:p text:style-name="P2">The customer should pay $ <text:s text:c="13"/>. <text:span text:style-name="T1">↵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text:p>
      <text:p text:style-name="Standard"><draw:rect text:anchor-type="paragraph" draw:z-index="81" draw:style-name="gr17" draw:text-style-name="P2" svg:width="0.4067in" svg:height="0.313in" svg:x="3.5091in" svg:y="0.0882in"><text:p text:style-name="P2">NET</text:p></draw:rect></text:p>
      <text:p text:style-name="Standard"/>
      <text:p text:style-name="Standard"/>
      <text:p text:style-name="Standard"/>
      <text:p text:style-name="Standard"><draw:custom-shape text:anchor-type="paragraph" draw:z-index="47" draw:style-name="gr1" svg:width="0.313in" svg:height="0.4378in" svg:x="3.1339in" svg:y="0.1354in"><text:p text:style-name="P2">2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text:soft-page-break/></text:p>
      <text:p text:style-name="Standard"/>
      <text:p text:style-name="Standard"><draw:line text:anchor-type="paragraph" draw:z-index="49" draw:style-name="gr7" draw:text-style-name="P2" svg:x1="3.2799in" svg:y1="0.4571in" svg:x2="3.2799in" svg:y2="0.1898in"><text:p/></draw:line></text:p>
      <text:p text:style-name="Standard"/>
      <text:p text:style-name="Standard"><draw:custom-shape text:anchor-type="paragraph" draw:z-index="48" draw:style-name="gr3" draw:text-style-name="P2" svg:width="2.4378in" svg:height="0.4898in" svg:x="2.0508in" svg:y="0.0736in"><text:p text:style-name="P2">Press the Enter key when</text:p><text:p text:style-name="P2">the printer is ready - 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text:p>
      <text:p text:style-name="Standard"/>
      <text:p text:style-name="Standard"><draw:line text:anchor-type="paragraph" draw:z-index="51" draw:style-name="gr7" draw:text-style-name="P2" svg:x1="3.2902in" svg:y1="0.628in" svg:x2="3.2902in" svg:y2="0.1799in"><text:p/></draw:line></text:p>
      <text:p text:style-name="Standard"/>
      <text:p text:style-name="Standard"/>
      <text:p text:style-name="Standard"><draw:custom-shape text:anchor-type="paragraph" draw:z-index="50" draw:style-name="gr1" draw:text-style-name="P3" svg:width="0.5732in" svg:height="0.4898in" svg:x="3.0091in" svg:y="0.011in"><text:p text:style-name="P2"><text:span text:style-name="T1">↵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53" draw:style-name="gr14" draw:text-style-name="P2" svg:width="0.2713in" svg:height="0.7677in" svg:x="4.5819in" svg:y="0.0736in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text:anchor-type="paragraph" draw:z-index="54" draw:style-name="gr15" svg:width="1.365in" svg:height="0.7677in" svg:x="4.7173in" svg:y="0.0736in"><draw:text-box><text:p>Flush keyboard input buffer and wait for user to press Enter</text:p></draw:text-box></draw:frame></text:p>
      <text:p text:style-name="Standard"><draw:line text:anchor-type="paragraph" draw:z-index="52" draw:style-name="gr13" draw:text-style-name="P2" svg:x1="3.5819in" svg:y1="0.0484in" svg:x2="4.6028in" svg:y2="0.0484in"><text:p/></draw:line></text:p>
      <text:p text:style-name="Standard"><draw:line text:anchor-type="paragraph" draw:z-index="60" draw:style-name="gr7" draw:text-style-name="P2" svg:x1="3.2902in" svg:y1="0.5654in" svg:x2="3.2902in" svg:y2="0.1173in"><text:p/></draw:line></text:p>
      <text:p text:style-name="Standard"/>
      <text:p text:style-name="P1"><draw:custom-shape text:anchor-type="paragraph" draw:z-index="82" draw:style-name="gr3" svg:width="1.7831in" svg:height="0.6831in" svg:x="2.3882in" svg:y="0.1772in"><text:p>CASH = “Y” or “y”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Standard"><draw:frame text:anchor-type="paragraph" draw:z-index="62" draw:style-name="gr10" svg:width="0.2921in" svg:height="0.2469in" svg:x="4.1811in" svg:y="0.1543in"><draw:text-box><text:p>T</text:p></draw:text-box></draw:frame><draw:frame text:anchor-type="paragraph" draw:z-index="63" draw:style-name="gr11" svg:width="0.2921in" svg:height="0.2815in" svg:x="2.3984in" svg:y="0.05in"><draw:text-box><text:p>F</text:p></draw:text-box></draw:frame><draw:custom-shape text:anchor-type="paragraph" draw:z-index="65" draw:style-name="gr18" draw:text-style-name="P2" svg:width="0.3024in" svg:height="0.313in" svg:x="1.0508in" svg:y="0.178in"><text:p text:style-name="P2">3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<text:p text:style-name="Standard"><draw:line text:anchor-type="paragraph" draw:z-index="61" draw:style-name="gr8" draw:text-style-name="P2" svg:x1="4.1811in" svg:y1="0.1362in" svg:x2="4.7539in" svg:y2="0.4071in"><text:p/></draw:line><draw:line text:anchor-type="paragraph" draw:z-index="66" draw:style-name="gr7" draw:text-style-name="P2" svg:x1="1.3528in" svg:y1="0.1319in" svg:x2="2.3984in" svg:y2="0.1394in"><text:p/></draw:line></text:p>
      <text:p text:style-name="Standard"/>
      <text:p text:style-name="Standard"><draw:line text:anchor-type="paragraph" draw:z-index="64" draw:style-name="gr7" draw:text-style-name="P2" svg:x1="4.7591in" svg:y1="0.8634in" svg:x2="4.7543in" svg:y2="0.0236in"><text:p/></draw:line></text:p>
      <text:p text:style-name="Standard"/>
      <text:p text:style-name="Standard"/>
      <text:p text:style-name="Standard"/>
      <text:p text:style-name="Standard"><draw:custom-shape text:anchor-type="paragraph" draw:z-index="55" draw:style-name="gr16" draw:text-style-name="P4" svg:width="2.5386in" svg:height="3.0421in" svg:x="2.811in" svg:y="0.1173in"><text:p text:style-name="P4">ACE SPORTS ↵</text:p><text:p text:style-name="P4">CUSTOMER INVOICE↵</text:p><text:p text:style-name="P4">↵</text:p><text:p text:style-name="P4">Total Purchases <text:s text:c="4"/>: <text:s text:c="10"/>↵</text:p><text:p text:style-name="P4"/><text:p text:style-name="P4">30% Off Discount : <text:s text:c="19"/>↵</text:p><text:p text:style-name="P4"/><text:p text:style-name="P4">Student Discount <text:s/>: <text:s text:c="22"/>↵</text:p><text:p text:style-name="P4"/><text:p text:style-name="P4">=========================↵</text:p><text:p text:style-name="P4">Net Amount Paid : $ <text:s text:c="9"/></text:p><text:p text:style-name="P4"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/>
      <text:p text:style-name="Standard"/>
      <text:p text:style-name="Standard"><draw:rect text:anchor-type="paragraph" draw:z-index="56" draw:style-name="gr17" draw:text-style-name="P2" svg:width="0.4067in" svg:height="0.313in" svg:x="4.1547in" svg:y="0.1256in"><text:p text:style-name="P2">PUR</text:p></draw:rect></text:p>
      <text:p text:style-name="Standard"/>
      <text:p text:style-name="Standard"><draw:rect text:anchor-type="paragraph" draw:z-index="57" draw:style-name="gr17" draw:text-style-name="P2" svg:width="0.7504in" svg:height="0.3169in" svg:x="4.1445in" svg:y="0.1445in"><text:p text:style-name="P2">SALEDIS</text:p></draw:rect></text:p>
      <text:p text:style-name="Standard"/>
      <text:p text:style-name="Standard"><draw:rect text:anchor-type="paragraph" draw:z-index="58" draw:style-name="gr17" draw:text-style-name="P2" svg:width="0.6776in" svg:height="0.2398in" svg:x="4.1547in" svg:y="0.1402in"><text:p text:style-name="P2">STUDIS</text:p></draw:rect></text:p>
      <text:p text:style-name="Standard"><draw:custom-shape text:anchor-type="paragraph" draw:z-index="87" draw:style-name="gr21" draw:text-style-name="P2" svg:width="0.4067in" svg:height="1.2795in" svg:x="1.0575in" svg:y="0.0339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88" draw:style-name="gr23" svg:width="1.2189in" svg:height="1.063in" svg:x="0.2453in" svg:y="0.1362in"><draw:text-box><text:p>Displayed results should be aligned to the right and display 2 decimal places.</text:p></draw:text-box></draw:frame></text:p>
      <text:p text:style-name="Standard"><draw:line text:anchor-type="paragraph" draw:z-index="86" draw:style-name="gr20" draw:text-style-name="P2" svg:x1="2.811in" svg:y1="0.1528in" svg:x2="1.4744in" svg:y2="0.1528in"><text:p/></draw:line></text:p>
      <text:p text:style-name="Standard"><draw:rect text:anchor-type="paragraph" draw:z-index="59" draw:style-name="gr17" draw:text-style-name="P2" svg:width="0.4067in" svg:height="0.313in" svg:x="4.2071in" svg:y="0.1173in"><text:p text:style-name="P2">NET</text:p></draw:rect></text:p>
      <text:p text:style-name="Standard"/>
      <text:p text:style-name="Standard"/>
      <text:p text:style-name="Standard"/>
      <text:p text:style-name="Standard"/>
      <text:p text:style-name="Standard"><draw:line text:anchor-type="paragraph" draw:z-index="75" draw:style-name="gr7" draw:text-style-name="P2" svg:x1="3.1339in" svg:y1="1.4713in" svg:x2="3.1618in" svg:y2="0.190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3" draw:style-name="gr18" draw:text-style-name="P2" svg:width="0.3543in" svg:height="0.3858in" svg:x="2.9465in" svg:y="0.1299in"><text:p text:style-name="P2">4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7" draw:style-name="gr18" draw:text-style-name="P2" svg:width="0.3024in" svg:height="0.313in" svg:x="3.0819in" svg:y="0.1071in"><text:p text:style-name="P2">3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text:soft-page-break/></text:p>
      <text:p text:style-name="Standard"/>
      <text:p text:style-name="Standard"><draw:line text:anchor-type="paragraph" draw:z-index="72" draw:style-name="gr7" draw:text-style-name="P2" svg:x1="3.2453in" svg:y1="1.176in" svg:x2="3.2335in" svg:y2="0.036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8" draw:style-name="gr16" draw:text-style-name="P4" svg:width="2.6217in" svg:height="2.2925in" svg:x="2.0819in" svg:y="0.0256in"><text:p text:style-name="P4">ACE SPORTS ↵</text:p><text:p text:style-name="P4">CUSTOMER INVOICE↵</text:p><text:p text:style-name="P4">↵</text:p><text:p text:style-name="P4">Total Purchases <text:s text:c="6"/>: <text:s text:c="10"/>↵</text:p><text:p text:style-name="P4">30% Off Discount <text:s text:c="2"/>: <text:s text:c="19"/>↵</text:p><text:p text:style-name="P4"/><text:p text:style-name="P4">=========================↵</text:p><text:p text:style-name="P4">Net Amount Paid : $ <text:s text:c="9"/>↵ </text:p><text:p text:style-name="P4"/>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</draw:custom-shape></text:p>
      <text:p text:style-name="Standard"/>
      <text:p text:style-name="Standard"/>
      <text:p text:style-name="Standard"><draw:rect text:anchor-type="paragraph" draw:z-index="69" draw:style-name="gr17" draw:text-style-name="P2" svg:width="0.4067in" svg:height="0.313in" svg:x="3.478in" svg:y="0.028in"><text:p text:style-name="P2">PUR</text:p></draw:rect></text:p>
      <text:p text:style-name="Standard"><draw:rect text:anchor-type="paragraph" draw:z-index="70" draw:style-name="gr17" draw:text-style-name="P2" svg:width="0.7504in" svg:height="0.3169in" svg:x="3.478in" svg:y="0.1484in"><text:p text:style-name="P2">SALEDIS</text:p></draw:rect><draw:custom-shape text:anchor-type="paragraph" draw:z-index="89" draw:style-name="gr21" draw:text-style-name="P2" svg:width="0.4067in" svg:height="1.2795in" svg:x="1.0575in" svg:y="0.0339in"><text:p/>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90" draw:style-name="gr23" svg:width="1.2189in" svg:height="1.063in" svg:x="0.2453in" svg:y="0.1362in"><draw:text-box><text:p>Displayed results should be aligned to the right and display 2 decimal places.</text:p></draw:text-box></draw:frame></text:p>
      <text:p text:style-name="Standard"/>
      <text:p text:style-name="Standard"/>
      <text:p text:style-name="Standard"><draw:rect text:anchor-type="paragraph" draw:z-index="71" draw:style-name="gr17" draw:text-style-name="P2" svg:width="0.4067in" svg:height="0.313in" svg:x="3.6965in" svg:y="0.0673in"><text:p text:style-name="P2">NET</text:p></draw:rect><draw:line text:anchor-type="paragraph" draw:z-index="91" draw:style-name="gr20" draw:text-style-name="P2" svg:x1="2.0819in" svg:y1="0.039in" svg:x2="1.4638in" svg:y2="0.039in"><text:p/></draw:line></text:p>
      <text:p text:style-name="Standard"/>
      <text:p text:style-name="Standard"/>
      <text:p text:style-name="Standard"/>
      <text:p text:style-name="Standard"><draw:line text:anchor-type="paragraph" draw:z-index="77" draw:style-name="gr7" draw:text-style-name="P2" svg:x1="3.0299in" svg:y1="1.7724in" svg:x2="2.9953in" svg:y2="0.1472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4" draw:style-name="gr18" draw:text-style-name="P2" svg:width="0.3543in" svg:height="0.3858in" svg:x="0.7591in" svg:y="0.0717in"><text:p text:style-name="P2">4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text:anchor-type="paragraph" draw:z-index="78" draw:style-name="gr19" svg:width="0.2398in" svg:height="0.2606in" svg:x="2.9256in" svg:y="0.0472in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Standard"><draw:line text:anchor-type="paragraph" draw:z-index="76" draw:style-name="gr7" draw:text-style-name="P2" svg:x1="2.926in" svg:y1="0.0118in" svg:x2="1.1134in" svg:y2="0.0236in"><text:p/></draw:line><draw:line text:anchor-type="paragraph" draw:z-index="79" draw:style-name="gr7" draw:text-style-name="P2" svg:x1="3.0504in" svg:y1="0.8496in" svg:x2="3.0457in" svg:y2="0.1161in"><text:p/></draw:line></text:p>
      <text:p text:style-name="Standard"/>
      <text:p text:style-name="Standard"/>
      <text:p text:style-name="Standard"/>
      <text:p text:style-name="Standard"><draw:custom-shape text:anchor-type="paragraph" draw:z-index="80" draw:style-name="gr18" svg:width="1.4276in" svg:height="0.4587in" svg:x="2.3634in" svg:y="0.0783in"><text:p text:style-name="P2">END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2in" draw:dots2="1" draw:dots2-length="0.2in" draw:distance="0.2in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Waters</meta:initial-creator>
    <meta:creation-date>2011-09-20T21:32:43.50</meta:creation-date>
    <dc:date>2011-09-26T10:29:10.52</dc:date>
    <dc:creator>Justin Waters</dc:creator>
    <meta:editing-duration>PT3H50M41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4" meta:paragraph-count="0" meta:word-count="0" meta:character-count="0"/>
  </office:meta>
</office:document-meta>
</file>